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1.673cm" svg:x="8.62cm" svg:y="4.089cm">
          <draw:text-box>
            <text:p>Legemiddel</text:p>
            <text:p/>
          </draw:text-box>
        </draw:frame>
        <draw:frame draw:style-name="gr2" draw:text-style-name="P1" draw:layer="layout" svg:width="3.175cm" svg:height="1.673cm" svg:x="1cm" svg:y="12.979cm">
          <draw:text-box>
            <text:p>Narkotisk</text:p>
            <text:p/>
          </draw:text-box>
        </draw:frame>
        <draw:frame draw:style-name="gr3" draw:text-style-name="P1" draw:layer="layout" svg:width="5.08cm" svg:height="1.673cm" svg:x="7.667cm" svg:y="15.922cm">
          <draw:text-box>
            <text:p>Vanedannende</text:p>
          </draw:text-box>
        </draw:frame>
        <draw:frame draw:style-name="gr4" draw:text-style-name="P1" draw:layer="layout" svg:width="2.217cm" svg:height="1.673cm" svg:x="16.24cm" svg:y="12.747cm">
          <draw:text-box>
            <text:p>Vanlig</text:p>
            <text:p/>
          </draw:text-box>
        </draw:frame>
        <draw:path draw:style-name="gr5" draw:text-style-name="P2" draw:layer="layout" svg:width="1.591cm" svg:height="0.096cm" draw:transform="rotate (0.199491133502952) translate (7.86390113119949cm 6.61451098700584cm)" svg:viewBox="0 0 1592 97" svg:d="M0 0c374-1 749 3 1124 2l396 80 72 15">
          <text:p/>
        </draw:path>
        <draw:path draw:style-name="gr5" draw:text-style-name="P2" draw:layer="layout" svg:width="1.395cm" svg:height="0.037cm" svg:x="10.473cm" svg:y="6.65cm" svg:viewBox="0 0 1396 38" svg:d="M0 1c403-1 807-1 1212 0l184 37">
          <text:p/>
        </draw:path>
        <draw:path draw:style-name="gr5" draw:text-style-name="P2" draw:layer="layout" svg:width="1.542cm" svg:height="0.048cm" svg:x="12.935cm" svg:y="6.646cm" svg:viewBox="0 0 1543 49" svg:d="M0 5c454-28 905 70 1360 37h183">
          <text:p/>
        </draw:path>
        <draw:path draw:style-name="gr5" draw:text-style-name="P2" draw:layer="layout" svg:width="1.15cm" svg:height="0.113cm" draw:transform="rotate (1.81409522452291) translate (14.7544262276769cm 6.17836209141405cm)" svg:viewBox="0 0 1151 114" svg:d="M0 18l384-18 446 34 321 80">
          <text:p/>
        </draw:path>
        <draw:path draw:style-name="gr5" draw:text-style-name="P2" draw:layer="layout" svg:width="0.927cm" svg:height="0.054cm" draw:transform="rotate (1.78843888451859) translate (14.625cm 4.299cm)" svg:viewBox="0 0 928 55" svg:d="M0 0l374 8 375 7 179 40">
          <text:p/>
        </draw:path>
        <draw:path draw:style-name="gr5" draw:text-style-name="P2" draw:layer="layout" svg:width="1.873cm" svg:height="0.146cm" svg:x="11.759cm" svg:y="3.197cm" svg:viewBox="0 0 1874 147" svg:d="M1874 147c-377-81-762 4-1139-73l-404-37-331-37">
          <text:p/>
        </draw:path>
        <draw:path draw:style-name="gr5" draw:text-style-name="P2" draw:layer="layout" svg:width="1.837cm" svg:height="0.077cm" draw:transform="rotate (-3.14159265358979) translate (10.179cm 3.05cm)" svg:viewBox="0 0 1838 78" svg:d="M0 0c404 29 807 97 1213 73h367 258">
          <text:p/>
        </draw:path>
        <draw:path draw:style-name="gr5" draw:text-style-name="P2" draw:layer="layout" svg:width="0.857cm" svg:height="0.062cm" draw:transform="rotate (-1.98880268264754) translate (7.36620552676721cm 3.11107719731723cm)" svg:viewBox="0 0 858 63" svg:d="M0 59l444 4 395-15 19-48">
          <text:p/>
        </draw:path>
        <draw:path draw:style-name="gr5" draw:text-style-name="P2" draw:layer="layout" svg:width="1.303cm" svg:height="0.074cm" draw:transform="rotate (-1.78791528574299) translate (7.26294178355091cm 4.90044352900995cm)" svg:viewBox="0 0 1304 75" svg:d="M0 62c410 22 825 22 1232-46l72-16">
          <text:p/>
        </draw:path>
        <draw:path draw:style-name="gr5" draw:text-style-name="P2" draw:layer="layout" svg:width="7.662cm" svg:height="2.148cm" draw:transform="rotate (-2.03714830292778) translate (7.7170393774396cm 7.01901982201418cm)" svg:viewBox="0 0 7663 2149" svg:d="M0 0c520-3 1020 168 1512 309 775 222 1527 516 2287 782 711 249 1414 523 2122 784 537 198 1093 191 1644 241l98 33">
          <text:p/>
        </draw:path>
        <draw:path draw:style-name="gr5" draw:text-style-name="P2" draw:layer="layout" svg:width="6.655cm" svg:height="2.429cm" svg:x="0.201cm" svg:y="12.416cm" svg:viewBox="0 0 6656 2430" svg:d="M2004 2430c550 4 1053-267 1616-184 467 69 934-80 1397-147 440-64 894-56 1323-183 849-252-253-1068-515-1176-577-237-1187-385-1800-515-440-93-888-59-1323-147-425-86-871-120-1286 0-481 139-1250-67-1397 551-139 579 523 928 956 1176 455 261 1003 274 1506 405l404 147h37">
          <text:p/>
        </draw:path>
        <draw:path draw:style-name="gr5" draw:text-style-name="P2" draw:layer="layout" svg:width="11.982cm" svg:height="8.879cm" draw:transform="rotate (-1.32749742906689) translate (12.2663725498622cm 6.83083174801759cm)" svg:viewBox="0 0 11983 8880" svg:d="M0 1545c453-37 863 181 1310 212 637 43 1253 264 1890 317 560 47 1081 207 1631 292 448 69 886 197 1320 328 400 120 702 477 1106 577 886 220-71 941 119 1506 162 485-33 992-69 1497-45 636 150 1262 288 1890 140 636 904 1092 1445 282 517-775 917-1563 1342-2355 629-1175 1042-2471 1241-3782 91-599 790-1555-48-2094-465-299-996-225-1480-139-543 96-1097 315-1434 741-272 345-506 731-595 1178-96 481-236 951-354 1427l1 454 18 80">
          <text:p/>
        </draw:path>
        <draw:path draw:style-name="gr5" draw:text-style-name="P2" draw:layer="layout" svg:width="8.967cm" svg:height="3.684cm" draw:transform="rotate (-0.98174770424681) translate (14.970289672304cm 6.67761803774991cm)" svg:viewBox="0 0 8968 3685" svg:d="M0 946c463 151 923-102 1386-91 483 12 973 48 1448-50 587-121 1188 93 1763-59 398-106 1015 99 722 704-236 489-147 1074-154 1620-7 588 660 623 1049 614 516-13 1004-245 1397-570 449-372 772-867 1113-1334 294-403 358-1041-9-1376-334-304-795-471-1294-379-488 91-947 221-1366 457l-347 256-195 223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10:59:12.462745510</meta:creation-date>
    <dc:date>2026-02-22T11:04:28.238834091</dc:date>
    <meta:editing-duration>PT5M16S</meta:editing-duration>
    <meta:editing-cycles>1</meta:editing-cycles>
    <meta:document-statistic meta:object-count="17"/>
    <meta:generator>LibreOffice/24.2.7.2$Linux_X86_64 LibreOffice_project/420$Build-2</meta:generator>
  </office:meta>
</office:document-meta>
</file>